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6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float" office:value="32">
            <table:cell-range-source table:name="HTML_tables" xlink:type="simple" xlink:href="http://it.wikipedia.org/wiki/Code_128" table:filter-name="calc_HTML_WebQuery" table:filter-options="0 0" table:last-column-spanned="4" table:last-row-spanned="122"/>
            <text:p>32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1011001100">
            <text:p>11011001100</text:p>
          </table:table-cell>
          <table:table-cell table:style-name="ce1" office:value-type="float" office:value="212222">
            <text:p>212222</text:p>
          </table:table-cell>
          <table:table-cell table:style-name="ce5"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2" office:value-type="string">
            <text:p>Ô</text:p>
          </table:table-cell>
          <table:table-cell table:style-name="ce2" office:value-type="float" office:value="11011001100">
            <text:p>11011001100</text:p>
          </table:table-cell>
          <table:table-cell table:style-name="ce2" office:value-type="float" office:value="212222">
            <text:p>212222</text:p>
          </table:table-cell>
          <table:table-cell table:style-name="ce5"/>
        </table:table-row>
        <table:table-row table:style-name="ro2">
          <table:table-cell table:style-name="ce1" office:value-type="float" office:value="252">
            <text:p>252</text:p>
          </table:table-cell>
          <table:table-cell table:style-name="ce2" office:value-type="string">
            <text:p><text:span text:style-name="T1">ü</text:span></text:p>
          </table:table-cell>
          <table:table-cell table:style-name="ce2" office:value-type="float" office:value="11011001100">
            <text:p>11011001100</text:p>
          </table:table-cell>
          <table:table-cell table:style-name="ce2" office:value-type="float" office:value="212222">
            <text:p>212222</text:p>
          </table:table-cell>
          <table:table-cell table:style-name="ce5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 !</text:p>
          </table:table-cell>
          <table:table-cell table:style-name="ce1" office:value-type="float" office:value="11001101100">
            <text:p>11001101100</text:p>
          </table:table-cell>
          <table:table-cell table:style-name="ce1" office:value-type="float" office:value="222122">
            <text:p>222122</text:p>
          </table:table-cell>
          <table:table-cell table:style-name="ce5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"</text:p>
          </table:table-cell>
          <table:table-cell table:style-name="ce1" office:value-type="float" office:value="11001100110">
            <text:p>11001100110</text:p>
          </table:table-cell>
          <table:table-cell table:style-name="ce1" office:value-type="float" office:value="222221">
            <text:p>222221</text:p>
          </table:table-cell>
          <table:table-cell table:style-name="ce5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#</text:p>
          </table:table-cell>
          <table:table-cell table:style-name="ce1" office:value-type="float" office:value="10010011000">
            <text:p>10010011000</text:p>
          </table:table-cell>
          <table:table-cell table:style-name="ce1" office:value-type="float" office:value="121223">
            <text:p>121223</text:p>
          </table:table-cell>
          <table:table-cell table:style-name="ce5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$</text:p>
          </table:table-cell>
          <table:table-cell table:style-name="ce1" office:value-type="float" office:value="10010001100">
            <text:p>10010001100</text:p>
          </table:table-cell>
          <table:table-cell table:style-name="ce1" office:value-type="float" office:value="121322">
            <text:p>121322</text:p>
          </table:table-cell>
          <table:table-cell table:style-name="ce5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 %</text:p>
          </table:table-cell>
          <table:table-cell table:style-name="ce1" office:value-type="float" office:value="10001001100">
            <text:p>10001001100</text:p>
          </table:table-cell>
          <table:table-cell table:style-name="ce1" office:value-type="float" office:value="131222">
            <text:p>131222</text:p>
          </table:table-cell>
          <table:table-cell table:style-name="ce5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 office:value-type="float" office:value="10011001000">
            <text:p>10011001000</text:p>
          </table:table-cell>
          <table:table-cell table:style-name="ce1" office:value-type="float" office:value="122213">
            <text:p>122213</text:p>
          </table:table-cell>
          <table:table-cell table:style-name="ce5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'</text:p>
          </table:table-cell>
          <table:table-cell table:style-name="ce1" office:value-type="float" office:value="10011000100">
            <text:p>10011000100</text:p>
          </table:table-cell>
          <table:table-cell table:style-name="ce1" office:value-type="float" office:value="122312">
            <text:p>122312</text:p>
          </table:table-cell>
          <table:table-cell table:style-name="ce5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(</text:p>
          </table:table-cell>
          <table:table-cell table:style-name="ce1" office:value-type="float" office:value="10001100100">
            <text:p>10001100100</text:p>
          </table:table-cell>
          <table:table-cell table:style-name="ce1" office:value-type="float" office:value="132212">
            <text:p>132212</text:p>
          </table:table-cell>
          <table:table-cell table:style-name="ce5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)</text:p>
          </table:table-cell>
          <table:table-cell table:style-name="ce1" office:value-type="float" office:value="11001001000">
            <text:p>11001001000</text:p>
          </table:table-cell>
          <table:table-cell table:style-name="ce1" office:value-type="float" office:value="221213">
            <text:p>221213</text:p>
          </table:table-cell>
          <table:table-cell table:style-name="ce5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*</text:p>
          </table:table-cell>
          <table:table-cell table:style-name="ce1" office:value-type="float" office:value="11001000100">
            <text:p>11001000100</text:p>
          </table:table-cell>
          <table:table-cell table:style-name="ce1" office:value-type="float" office:value="221312">
            <text:p>221312</text:p>
          </table:table-cell>
          <table:table-cell table:style-name="ce5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+</text:p>
          </table:table-cell>
          <table:table-cell table:style-name="ce1" office:value-type="float" office:value="11000100100">
            <text:p>11000100100</text:p>
          </table:table-cell>
          <table:table-cell table:style-name="ce1" office:value-type="float" office:value="231212">
            <text:p>231212</text:p>
          </table:table-cell>
          <table:table-cell table:style-name="ce5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110011100">
            <text:p>10110011100</text:p>
          </table:table-cell>
          <table:table-cell table:style-name="ce1" office:value-type="float" office:value="112232">
            <text:p>112232</text:p>
          </table:table-cell>
          <table:table-cell table:style-name="ce5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-</text:p>
          </table:table-cell>
          <table:table-cell table:style-name="ce1" office:value-type="float" office:value="10011011100">
            <text:p>10011011100</text:p>
          </table:table-cell>
          <table:table-cell table:style-name="ce1" office:value-type="float" office:value="122132">
            <text:p>122132</text:p>
          </table:table-cell>
          <table:table-cell table:style-name="ce5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.</text:p>
          </table:table-cell>
          <table:table-cell table:style-name="ce1" office:value-type="float" office:value="10011001110">
            <text:p>10011001110</text:p>
          </table:table-cell>
          <table:table-cell table:style-name="ce1" office:value-type="float" office:value="122231">
            <text:p>122231</text:p>
          </table:table-cell>
          <table:table-cell table:style-name="ce5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/</text:p>
          </table:table-cell>
          <table:table-cell table:style-name="ce1" office:value-type="float" office:value="10111001100">
            <text:p>10111001100</text:p>
          </table:table-cell>
          <table:table-cell table:style-name="ce1" office:value-type="float" office:value="113222">
            <text:p>113222</text:p>
          </table:table-cell>
          <table:table-cell table:style-name="ce5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11101100">
            <text:p>10011101100</text:p>
          </table:table-cell>
          <table:table-cell table:style-name="ce1" office:value-type="float" office:value="123122">
            <text:p>123122</text:p>
          </table:table-cell>
          <table:table-cell table:style-name="ce5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011100110">
            <text:p>10011100110</text:p>
          </table:table-cell>
          <table:table-cell table:style-name="ce1" office:value-type="float" office:value="123221">
            <text:p>123221</text:p>
          </table:table-cell>
          <table:table-cell table:style-name="ce5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001110010">
            <text:p>11001110010</text:p>
          </table:table-cell>
          <table:table-cell table:style-name="ce1" office:value-type="float" office:value="223211">
            <text:p>223211</text:p>
          </table:table-cell>
          <table:table-cell table:style-name="ce5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001011100">
            <text:p>11001011100</text:p>
          </table:table-cell>
          <table:table-cell table:style-name="ce1" office:value-type="float" office:value="221132">
            <text:p>221132</text:p>
          </table:table-cell>
          <table:table-cell table:style-name="ce5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001001110">
            <text:p>11001001110</text:p>
          </table:table-cell>
          <table:table-cell table:style-name="ce1" office:value-type="float" office:value="221231">
            <text:p>221231</text:p>
          </table:table-cell>
          <table:table-cell table:style-name="ce5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011100100">
            <text:p>11011100100</text:p>
          </table:table-cell>
          <table:table-cell table:style-name="ce1" office:value-type="float" office:value="213212">
            <text:p>213212</text:p>
          </table:table-cell>
          <table:table-cell table:style-name="ce5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001110100">
            <text:p>11001110100</text:p>
          </table:table-cell>
          <table:table-cell table:style-name="ce1" office:value-type="float" office:value="223112">
            <text:p>223112</text:p>
          </table:table-cell>
          <table:table-cell table:style-name="ce5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101101110">
            <text:p>11101101110</text:p>
          </table:table-cell>
          <table:table-cell table:style-name="ce1" office:value-type="float" office:value="312131">
            <text:p>312131</text:p>
          </table:table-cell>
          <table:table-cell table:style-name="ce5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101001100">
            <text:p>11101001100</text:p>
          </table:table-cell>
          <table:table-cell table:style-name="ce1" office:value-type="float" office:value="311222">
            <text:p>311222</text:p>
          </table:table-cell>
          <table:table-cell table:style-name="ce5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100101100">
            <text:p>11100101100</text:p>
          </table:table-cell>
          <table:table-cell table:style-name="ce1" office:value-type="float" office:value="321122">
            <text:p>321122</text:p>
          </table:table-cell>
          <table:table-cell table:style-name="ce5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 :</text:p>
          </table:table-cell>
          <table:table-cell table:style-name="ce1" office:value-type="float" office:value="11100100110">
            <text:p>11100100110</text:p>
          </table:table-cell>
          <table:table-cell table:style-name="ce1" office:value-type="float" office:value="321221">
            <text:p>321221</text:p>
          </table:table-cell>
          <table:table-cell table:style-name="ce5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 ;</text:p>
          </table:table-cell>
          <table:table-cell table:style-name="ce1" office:value-type="float" office:value="11101100100">
            <text:p>11101100100</text:p>
          </table:table-cell>
          <table:table-cell table:style-name="ce1" office:value-type="float" office:value="312212">
            <text:p>312212</text:p>
          </table:table-cell>
          <table:table-cell table:style-name="ce5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&lt;</text:p>
          </table:table-cell>
          <table:table-cell table:style-name="ce1" office:value-type="float" office:value="11100110100">
            <text:p>11100110100</text:p>
          </table:table-cell>
          <table:table-cell table:style-name="ce1" office:value-type="float" office:value="322112">
            <text:p>322112</text:p>
          </table:table-cell>
          <table:table-cell table:style-name="ce5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=</text:p>
          </table:table-cell>
          <table:table-cell table:style-name="ce1" office:value-type="float" office:value="11100110010">
            <text:p>11100110010</text:p>
          </table:table-cell>
          <table:table-cell table:style-name="ce1" office:value-type="float" office:value="322211">
            <text:p>322211</text:p>
          </table:table-cell>
          <table:table-cell table:style-name="ce5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&gt;</text:p>
          </table:table-cell>
          <table:table-cell table:style-name="ce1" office:value-type="float" office:value="11011011000">
            <text:p>11011011000</text:p>
          </table:table-cell>
          <table:table-cell table:style-name="ce1" office:value-type="float" office:value="212123">
            <text:p>212123</text:p>
          </table:table-cell>
          <table:table-cell table:style-name="ce5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string">
            <text:p> ?</text:p>
          </table:table-cell>
          <table:table-cell table:style-name="ce1" office:value-type="float" office:value="11011000110">
            <text:p>11011000110</text:p>
          </table:table-cell>
          <table:table-cell table:style-name="ce1" office:value-type="float" office:value="212321">
            <text:p>212321</text:p>
          </table:table-cell>
          <table:table-cell table:style-name="ce5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string">
            <text:p>@</text:p>
          </table:table-cell>
          <table:table-cell table:style-name="ce1" office:value-type="float" office:value="11000110110">
            <text:p>11000110110</text:p>
          </table:table-cell>
          <table:table-cell table:style-name="ce1" office:value-type="float" office:value="232121">
            <text:p>232121</text:p>
          </table:table-cell>
          <table:table-cell table:style-name="ce5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A</text:p>
          </table:table-cell>
          <table:table-cell table:style-name="ce1" office:value-type="float" office:value="10100011000">
            <text:p>10100011000</text:p>
          </table:table-cell>
          <table:table-cell table:style-name="ce1" office:value-type="float" office:value="111323">
            <text:p>111323</text:p>
          </table:table-cell>
          <table:table-cell table:style-name="ce5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B</text:p>
          </table:table-cell>
          <table:table-cell table:style-name="ce1" office:value-type="float" office:value="10001011000">
            <text:p>10001011000</text:p>
          </table:table-cell>
          <table:table-cell table:style-name="ce1" office:value-type="float" office:value="131123">
            <text:p>131123</text:p>
          </table:table-cell>
          <table:table-cell table:style-name="ce5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C</text:p>
          </table:table-cell>
          <table:table-cell table:style-name="ce1" office:value-type="float" office:value="10001000110">
            <text:p>10001000110</text:p>
          </table:table-cell>
          <table:table-cell table:style-name="ce1" office:value-type="float" office:value="131321">
            <text:p>131321</text:p>
          </table:table-cell>
          <table:table-cell table:style-name="ce5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D</text:p>
          </table:table-cell>
          <table:table-cell table:style-name="ce1" office:value-type="float" office:value="10110001000">
            <text:p>10110001000</text:p>
          </table:table-cell>
          <table:table-cell table:style-name="ce1" office:value-type="float" office:value="112313">
            <text:p>112313</text:p>
          </table:table-cell>
          <table:table-cell table:style-name="ce5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E</text:p>
          </table:table-cell>
          <table:table-cell table:style-name="ce1" office:value-type="float" office:value="10001101000">
            <text:p>10001101000</text:p>
          </table:table-cell>
          <table:table-cell table:style-name="ce1" office:value-type="float" office:value="132113">
            <text:p>132113</text:p>
          </table:table-cell>
          <table:table-cell table:style-name="ce5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F</text:p>
          </table:table-cell>
          <table:table-cell table:style-name="ce1" office:value-type="float" office:value="10001100010">
            <text:p>10001100010</text:p>
          </table:table-cell>
          <table:table-cell table:style-name="ce1" office:value-type="float" office:value="132311">
            <text:p>132311</text:p>
          </table:table-cell>
          <table:table-cell table:style-name="ce5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G</text:p>
          </table:table-cell>
          <table:table-cell table:style-name="ce1" office:value-type="float" office:value="11010001000">
            <text:p>11010001000</text:p>
          </table:table-cell>
          <table:table-cell table:style-name="ce1" office:value-type="float" office:value="211313">
            <text:p>211313</text:p>
          </table:table-cell>
          <table:table-cell table:style-name="ce5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H</text:p>
          </table:table-cell>
          <table:table-cell table:style-name="ce1" office:value-type="float" office:value="11000101000">
            <text:p>11000101000</text:p>
          </table:table-cell>
          <table:table-cell table:style-name="ce1" office:value-type="float" office:value="231113">
            <text:p>231113</text:p>
          </table:table-cell>
          <table:table-cell table:style-name="ce5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I</text:p>
          </table:table-cell>
          <table:table-cell table:style-name="ce1" office:value-type="float" office:value="11000100010">
            <text:p>11000100010</text:p>
          </table:table-cell>
          <table:table-cell table:style-name="ce1" office:value-type="float" office:value="231311">
            <text:p>231311</text:p>
          </table:table-cell>
          <table:table-cell table:style-name="ce5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J</text:p>
          </table:table-cell>
          <table:table-cell table:style-name="ce1" office:value-type="float" office:value="10110111000">
            <text:p>10110111000</text:p>
          </table:table-cell>
          <table:table-cell table:style-name="ce1" office:value-type="float" office:value="112133">
            <text:p>112133</text:p>
          </table:table-cell>
          <table:table-cell table:style-name="ce5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K</text:p>
          </table:table-cell>
          <table:table-cell table:style-name="ce1" office:value-type="float" office:value="10110001110">
            <text:p>10110001110</text:p>
          </table:table-cell>
          <table:table-cell table:style-name="ce1" office:value-type="float" office:value="112331">
            <text:p>112331</text:p>
          </table:table-cell>
          <table:table-cell table:style-name="ce5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L</text:p>
          </table:table-cell>
          <table:table-cell table:style-name="ce1" office:value-type="float" office:value="10001101110">
            <text:p>10001101110</text:p>
          </table:table-cell>
          <table:table-cell table:style-name="ce1" office:value-type="float" office:value="132131">
            <text:p>132131</text:p>
          </table:table-cell>
          <table:table-cell table:style-name="ce5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string">
            <text:p>M</text:p>
          </table:table-cell>
          <table:table-cell table:style-name="ce1" office:value-type="float" office:value="10111011000">
            <text:p>10111011000</text:p>
          </table:table-cell>
          <table:table-cell table:style-name="ce1" office:value-type="float" office:value="113123">
            <text:p>113123</text:p>
          </table:table-cell>
          <table:table-cell table:style-name="ce5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N</text:p>
          </table:table-cell>
          <table:table-cell table:style-name="ce1" office:value-type="float" office:value="10111000110">
            <text:p>10111000110</text:p>
          </table:table-cell>
          <table:table-cell table:style-name="ce1" office:value-type="float" office:value="113321">
            <text:p>113321</text:p>
          </table:table-cell>
          <table:table-cell table:style-name="ce5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O</text:p>
          </table:table-cell>
          <table:table-cell table:style-name="ce1" office:value-type="float" office:value="10001110110">
            <text:p>10001110110</text:p>
          </table:table-cell>
          <table:table-cell table:style-name="ce1" office:value-type="float" office:value="133121">
            <text:p>133121</text:p>
          </table:table-cell>
          <table:table-cell table:style-name="ce5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P</text:p>
          </table:table-cell>
          <table:table-cell table:style-name="ce1" office:value-type="float" office:value="11101110110">
            <text:p>11101110110</text:p>
          </table:table-cell>
          <table:table-cell table:style-name="ce1" office:value-type="float" office:value="313121">
            <text:p>313121</text:p>
          </table:table-cell>
          <table:table-cell table:style-name="ce5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string">
            <text:p>Q</text:p>
          </table:table-cell>
          <table:table-cell table:style-name="ce1" office:value-type="float" office:value="11010001110">
            <text:p>11010001110</text:p>
          </table:table-cell>
          <table:table-cell table:style-name="ce1" office:value-type="float" office:value="211331">
            <text:p>211331</text:p>
          </table:table-cell>
          <table:table-cell table:style-name="ce5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R</text:p>
          </table:table-cell>
          <table:table-cell table:style-name="ce1" office:value-type="float" office:value="11000101110">
            <text:p>11000101110</text:p>
          </table:table-cell>
          <table:table-cell table:style-name="ce1" office:value-type="float" office:value="231131">
            <text:p>231131</text:p>
          </table:table-cell>
          <table:table-cell table:style-name="ce5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string">
            <text:p>S</text:p>
          </table:table-cell>
          <table:table-cell table:style-name="ce1" office:value-type="float" office:value="11011101000">
            <text:p>11011101000</text:p>
          </table:table-cell>
          <table:table-cell table:style-name="ce1" office:value-type="float" office:value="213113">
            <text:p>213113</text:p>
          </table:table-cell>
          <table:table-cell table:style-name="ce5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T</text:p>
          </table:table-cell>
          <table:table-cell table:style-name="ce1" office:value-type="float" office:value="11011100010">
            <text:p>11011100010</text:p>
          </table:table-cell>
          <table:table-cell table:style-name="ce1" office:value-type="float" office:value="213311">
            <text:p>213311</text:p>
          </table:table-cell>
          <table:table-cell table:style-name="ce5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U</text:p>
          </table:table-cell>
          <table:table-cell table:style-name="ce1" office:value-type="float" office:value="11011101110">
            <text:p>11011101110</text:p>
          </table:table-cell>
          <table:table-cell table:style-name="ce1" office:value-type="float" office:value="213131">
            <text:p>213131</text:p>
          </table:table-cell>
          <table:table-cell table:style-name="ce5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V</text:p>
          </table:table-cell>
          <table:table-cell table:style-name="ce1" office:value-type="float" office:value="11101011000">
            <text:p>11101011000</text:p>
          </table:table-cell>
          <table:table-cell table:style-name="ce1" office:value-type="float" office:value="311123">
            <text:p>311123</text:p>
          </table:table-cell>
          <table:table-cell table:style-name="ce5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W</text:p>
          </table:table-cell>
          <table:table-cell table:style-name="ce1" office:value-type="float" office:value="11101000110">
            <text:p>11101000110</text:p>
          </table:table-cell>
          <table:table-cell table:style-name="ce1" office:value-type="float" office:value="311321">
            <text:p>311321</text:p>
          </table:table-cell>
          <table:table-cell table:style-name="ce5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string">
            <text:p>X</text:p>
          </table:table-cell>
          <table:table-cell table:style-name="ce1" office:value-type="float" office:value="11100010110">
            <text:p>11100010110</text:p>
          </table:table-cell>
          <table:table-cell table:style-name="ce1" office:value-type="float" office:value="331121">
            <text:p>331121</text:p>
          </table:table-cell>
          <table:table-cell table:style-name="ce5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Y</text:p>
          </table:table-cell>
          <table:table-cell table:style-name="ce1" office:value-type="float" office:value="11101101000">
            <text:p>11101101000</text:p>
          </table:table-cell>
          <table:table-cell table:style-name="ce1" office:value-type="float" office:value="312113">
            <text:p>312113</text:p>
          </table:table-cell>
          <table:table-cell table:style-name="ce5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Z</text:p>
          </table:table-cell>
          <table:table-cell table:style-name="ce1" office:value-type="float" office:value="11101100010">
            <text:p>11101100010</text:p>
          </table:table-cell>
          <table:table-cell table:style-name="ce1" office:value-type="float" office:value="312311">
            <text:p>312311</text:p>
          </table:table-cell>
          <table:table-cell table:style-name="ce5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string">
            <text:p>[</text:p>
          </table:table-cell>
          <table:table-cell table:style-name="ce1" office:value-type="float" office:value="11100011010">
            <text:p>11100011010</text:p>
          </table:table-cell>
          <table:table-cell table:style-name="ce1" office:value-type="float" office:value="332111">
            <text:p>332111</text:p>
          </table:table-cell>
          <table:table-cell table:style-name="ce5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\</text:p>
          </table:table-cell>
          <table:table-cell table:style-name="ce1" office:value-type="float" office:value="11101111010">
            <text:p>11101111010</text:p>
          </table:table-cell>
          <table:table-cell table:style-name="ce1" office:value-type="float" office:value="314111">
            <text:p>314111</text:p>
          </table:table-cell>
          <table:table-cell table:style-name="ce5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string">
            <text:p>]</text:p>
          </table:table-cell>
          <table:table-cell table:style-name="ce1" office:value-type="float" office:value="11001000010">
            <text:p>11001000010</text:p>
          </table:table-cell>
          <table:table-cell table:style-name="ce1" office:value-type="float" office:value="221411">
            <text:p>221411</text:p>
          </table:table-cell>
          <table:table-cell table:style-name="ce5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string">
            <text:p>^</text:p>
          </table:table-cell>
          <table:table-cell table:style-name="ce1" office:value-type="float" office:value="11110001010">
            <text:p>11110001010</text:p>
          </table:table-cell>
          <table:table-cell table:style-name="ce1" office:value-type="float" office:value="431111">
            <text:p>431111</text:p>
          </table:table-cell>
          <table:table-cell table:style-name="ce5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string">
            <text:p>_</text:p>
          </table:table-cell>
          <table:table-cell table:style-name="ce1" office:value-type="float" office:value="10100110000">
            <text:p>10100110000</text:p>
          </table:table-cell>
          <table:table-cell table:style-name="ce1" office:value-type="float" office:value="111224">
            <text:p>111224</text:p>
          </table:table-cell>
          <table:table-cell table:style-name="ce5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string">
            <text:p>`</text:p>
          </table:table-cell>
          <table:table-cell table:style-name="ce1" office:value-type="float" office:value="10100001100">
            <text:p>10100001100</text:p>
          </table:table-cell>
          <table:table-cell table:style-name="ce1" office:value-type="float" office:value="111422">
            <text:p>111422</text:p>
          </table:table-cell>
          <table:table-cell table:style-name="ce5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string">
            <text:p>a</text:p>
          </table:table-cell>
          <table:table-cell table:style-name="ce1" office:value-type="float" office:value="10010110000">
            <text:p>10010110000</text:p>
          </table:table-cell>
          <table:table-cell table:style-name="ce1" office:value-type="float" office:value="121124">
            <text:p>121124</text:p>
          </table:table-cell>
          <table:table-cell table:style-name="ce5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string">
            <text:p>b</text:p>
          </table:table-cell>
          <table:table-cell table:style-name="ce1" office:value-type="float" office:value="10010000110">
            <text:p>10010000110</text:p>
          </table:table-cell>
          <table:table-cell table:style-name="ce1" office:value-type="float" office:value="121421">
            <text:p>121421</text:p>
          </table:table-cell>
          <table:table-cell table:style-name="ce5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c</text:p>
          </table:table-cell>
          <table:table-cell table:style-name="ce1" office:value-type="float" office:value="10000101100">
            <text:p>10000101100</text:p>
          </table:table-cell>
          <table:table-cell table:style-name="ce1" office:value-type="float" office:value="141122">
            <text:p>141122</text:p>
          </table:table-cell>
          <table:table-cell table:style-name="ce5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d</text:p>
          </table:table-cell>
          <table:table-cell table:style-name="ce1" office:value-type="float" office:value="10000100110">
            <text:p>10000100110</text:p>
          </table:table-cell>
          <table:table-cell table:style-name="ce1" office:value-type="float" office:value="141221">
            <text:p>141221</text:p>
          </table:table-cell>
          <table:table-cell table:style-name="ce5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e</text:p>
          </table:table-cell>
          <table:table-cell table:style-name="ce1" office:value-type="float" office:value="10110010000">
            <text:p>10110010000</text:p>
          </table:table-cell>
          <table:table-cell table:style-name="ce1" office:value-type="float" office:value="112214">
            <text:p>112214</text:p>
          </table:table-cell>
          <table:table-cell table:style-name="ce5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office:value-type="string">
            <text:p>f</text:p>
          </table:table-cell>
          <table:table-cell table:style-name="ce1" office:value-type="float" office:value="10110000100">
            <text:p>10110000100</text:p>
          </table:table-cell>
          <table:table-cell table:style-name="ce1" office:value-type="float" office:value="112412">
            <text:p>112412</text:p>
          </table:table-cell>
          <table:table-cell table:style-name="ce5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string">
            <text:p>g</text:p>
          </table:table-cell>
          <table:table-cell table:style-name="ce1" office:value-type="float" office:value="10011010000">
            <text:p>10011010000</text:p>
          </table:table-cell>
          <table:table-cell table:style-name="ce1" office:value-type="float" office:value="122114">
            <text:p>122114</text:p>
          </table:table-cell>
          <table:table-cell table:style-name="ce5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string">
            <text:p>h</text:p>
          </table:table-cell>
          <table:table-cell table:style-name="ce1" office:value-type="float" office:value="10011000010">
            <text:p>10011000010</text:p>
          </table:table-cell>
          <table:table-cell table:style-name="ce1" office:value-type="float" office:value="122411">
            <text:p>122411</text:p>
          </table:table-cell>
          <table:table-cell table:style-name="ce5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string">
            <text:p>i</text:p>
          </table:table-cell>
          <table:table-cell table:style-name="ce1" office:value-type="float" office:value="10000110100">
            <text:p>10000110100</text:p>
          </table:table-cell>
          <table:table-cell table:style-name="ce1" office:value-type="float" office:value="142112">
            <text:p>142112</text:p>
          </table:table-cell>
          <table:table-cell table:style-name="ce5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j</text:p>
          </table:table-cell>
          <table:table-cell table:style-name="ce1" office:value-type="float" office:value="10000110010">
            <text:p>10000110010</text:p>
          </table:table-cell>
          <table:table-cell table:style-name="ce1" office:value-type="float" office:value="142211">
            <text:p>142211</text:p>
          </table:table-cell>
          <table:table-cell table:style-name="ce5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string">
            <text:p>k</text:p>
          </table:table-cell>
          <table:table-cell table:style-name="ce1" office:value-type="float" office:value="11000010010">
            <text:p>11000010010</text:p>
          </table:table-cell>
          <table:table-cell table:style-name="ce1" office:value-type="float" office:value="241211">
            <text:p>241211</text:p>
          </table:table-cell>
          <table:table-cell table:style-name="ce5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string">
            <text:p>l</text:p>
          </table:table-cell>
          <table:table-cell table:style-name="ce1" office:value-type="float" office:value="11001010000">
            <text:p>11001010000</text:p>
          </table:table-cell>
          <table:table-cell table:style-name="ce1" office:value-type="float" office:value="221114">
            <text:p>221114</text:p>
          </table:table-cell>
          <table:table-cell table:style-name="ce5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string">
            <text:p>m</text:p>
          </table:table-cell>
          <table:table-cell table:style-name="ce1" office:value-type="float" office:value="11110111010">
            <text:p>11110111010</text:p>
          </table:table-cell>
          <table:table-cell table:style-name="ce1" office:value-type="float" office:value="413111">
            <text:p>413111</text:p>
          </table:table-cell>
          <table:table-cell table:style-name="ce5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string">
            <text:p>n</text:p>
          </table:table-cell>
          <table:table-cell table:style-name="ce1" office:value-type="float" office:value="11000010100">
            <text:p>11000010100</text:p>
          </table:table-cell>
          <table:table-cell table:style-name="ce1" office:value-type="float" office:value="241112">
            <text:p>241112</text:p>
          </table:table-cell>
          <table:table-cell table:style-name="ce5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string">
            <text:p>o</text:p>
          </table:table-cell>
          <table:table-cell table:style-name="ce1" office:value-type="float" office:value="10001111010">
            <text:p>10001111010</text:p>
          </table:table-cell>
          <table:table-cell table:style-name="ce1" office:value-type="float" office:value="134111">
            <text:p>134111</text:p>
          </table:table-cell>
          <table:table-cell table:style-name="ce5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string">
            <text:p>p</text:p>
          </table:table-cell>
          <table:table-cell table:style-name="ce1" office:value-type="float" office:value="10100111100">
            <text:p>10100111100</text:p>
          </table:table-cell>
          <table:table-cell table:style-name="ce1" office:value-type="float" office:value="111242">
            <text:p>111242</text:p>
          </table:table-cell>
          <table:table-cell table:style-name="ce5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string">
            <text:p>q</text:p>
          </table:table-cell>
          <table:table-cell table:style-name="ce1" office:value-type="float" office:value="10010111100">
            <text:p>10010111100</text:p>
          </table:table-cell>
          <table:table-cell table:style-name="ce1" office:value-type="float" office:value="121142">
            <text:p>121142</text:p>
          </table:table-cell>
          <table:table-cell table:style-name="ce5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office:value-type="string">
            <text:p>r</text:p>
          </table:table-cell>
          <table:table-cell table:style-name="ce1" office:value-type="float" office:value="10010011110">
            <text:p>10010011110</text:p>
          </table:table-cell>
          <table:table-cell table:style-name="ce1" office:value-type="float" office:value="121241">
            <text:p>121241</text:p>
          </table:table-cell>
          <table:table-cell table:style-name="ce5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string">
            <text:p>s</text:p>
          </table:table-cell>
          <table:table-cell table:style-name="ce1" office:value-type="float" office:value="10111100100">
            <text:p>10111100100</text:p>
          </table:table-cell>
          <table:table-cell table:style-name="ce1" office:value-type="float" office:value="114212">
            <text:p>114212</text:p>
          </table:table-cell>
          <table:table-cell table:style-name="ce5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string">
            <text:p>t</text:p>
          </table:table-cell>
          <table:table-cell table:style-name="ce1" office:value-type="float" office:value="10011110100">
            <text:p>10011110100</text:p>
          </table:table-cell>
          <table:table-cell table:style-name="ce1" office:value-type="float" office:value="124112">
            <text:p>124112</text:p>
          </table:table-cell>
          <table:table-cell table:style-name="ce5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string">
            <text:p>u</text:p>
          </table:table-cell>
          <table:table-cell table:style-name="ce1" office:value-type="float" office:value="10011110010">
            <text:p>10011110010</text:p>
          </table:table-cell>
          <table:table-cell table:style-name="ce1" office:value-type="float" office:value="124211">
            <text:p>124211</text:p>
          </table:table-cell>
          <table:table-cell table:style-name="ce5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v</text:p>
          </table:table-cell>
          <table:table-cell table:style-name="ce1" office:value-type="float" office:value="11110100100">
            <text:p>11110100100</text:p>
          </table:table-cell>
          <table:table-cell table:style-name="ce1" office:value-type="float" office:value="411212">
            <text:p>411212</text:p>
          </table:table-cell>
          <table:table-cell table:style-name="ce5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string">
            <text:p>w</text:p>
          </table:table-cell>
          <table:table-cell table:style-name="ce1" office:value-type="float" office:value="11110010100">
            <text:p>11110010100</text:p>
          </table:table-cell>
          <table:table-cell table:style-name="ce1" office:value-type="float" office:value="421112">
            <text:p>421112</text:p>
          </table:table-cell>
          <table:table-cell table:style-name="ce5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string">
            <text:p>x</text:p>
          </table:table-cell>
          <table:table-cell table:style-name="ce1" office:value-type="float" office:value="11110010010">
            <text:p>11110010010</text:p>
          </table:table-cell>
          <table:table-cell table:style-name="ce1" office:value-type="float" office:value="421211">
            <text:p>421211</text:p>
          </table:table-cell>
          <table:table-cell table:style-name="ce5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string">
            <text:p>y</text:p>
          </table:table-cell>
          <table:table-cell table:style-name="ce1" office:value-type="float" office:value="11011011110">
            <text:p>11011011110</text:p>
          </table:table-cell>
          <table:table-cell table:style-name="ce1" office:value-type="float" office:value="212141">
            <text:p>212141</text:p>
          </table:table-cell>
          <table:table-cell table:style-name="ce5"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office:value-type="string">
            <text:p>z</text:p>
          </table:table-cell>
          <table:table-cell table:style-name="ce1" office:value-type="float" office:value="11011110110">
            <text:p>11011110110</text:p>
          </table:table-cell>
          <table:table-cell table:style-name="ce1" office:value-type="float" office:value="214121">
            <text:p>214121</text:p>
          </table:table-cell>
          <table:table-cell table:style-name="ce5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office:value-type="string">
            <text:p>{</text:p>
          </table:table-cell>
          <table:table-cell table:style-name="ce1" office:value-type="float" office:value="11110110110">
            <text:p>11110110110</text:p>
          </table:table-cell>
          <table:table-cell table:style-name="ce1" office:value-type="float" office:value="412121">
            <text:p>412121</text:p>
          </table:table-cell>
          <table:table-cell table:style-name="ce5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office:value-type="string">
            <text:p>|</text:p>
          </table:table-cell>
          <table:table-cell table:style-name="ce1" office:value-type="float" office:value="10101111000">
            <text:p>10101111000</text:p>
          </table:table-cell>
          <table:table-cell table:style-name="ce1" office:value-type="float" office:value="111143">
            <text:p>111143</text:p>
          </table:table-cell>
          <table:table-cell table:style-name="ce5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string">
            <text:p>}</text:p>
          </table:table-cell>
          <table:table-cell table:style-name="ce1" office:value-type="float" office:value="10100011110">
            <text:p>10100011110</text:p>
          </table:table-cell>
          <table:table-cell table:style-name="ce1" office:value-type="float" office:value="111341">
            <text:p>111341</text:p>
          </table:table-cell>
          <table:table-cell table:style-name="ce5"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office:value-type="string">
            <text:p>~</text:p>
          </table:table-cell>
          <table:table-cell table:style-name="ce1" office:value-type="float" office:value="10001011110">
            <text:p>10001011110</text:p>
          </table:table-cell>
          <table:table-cell table:style-name="ce1" office:value-type="float" office:value="131141">
            <text:p>131141</text:p>
          </table:table-cell>
          <table:table-cell table:style-name="ce5"/>
        </table:table-row>
        <table:table-row table:style-name="ro2">
          <table:table-cell table:style-name="ce1" office:value-type="float" office:value="240">
            <text:p>240</text:p>
          </table:table-cell>
          <table:table-cell table:style-name="ce2" office:value-type="string">
            <text:p><text:span text:style-name="T1">ð</text:span></text:p>
          </table:table-cell>
          <table:table-cell table:style-name="ce1" office:value-type="float" office:value="10111101000">
            <text:p>10111101000</text:p>
          </table:table-cell>
          <table:table-cell table:style-name="ce2" office:value-type="float" office:value="114113">
            <text:p>114113</text:p>
          </table:table-cell>
          <table:table-cell table:style-name="ce5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string">
            <text:p>È</text:p>
          </table:table-cell>
          <table:table-cell table:style-name="ce1" office:value-type="float" office:value="10111101000">
            <text:p>10111101000</text:p>
          </table:table-cell>
          <table:table-cell table:style-name="ce1" office:value-type="float" office:value="114113">
            <text:p>114113</text:p>
          </table:table-cell>
          <table:table-cell table:style-name="ce5"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office:value-type="string">
            <text:p>É</text:p>
          </table:table-cell>
          <table:table-cell table:style-name="ce1" office:value-type="float" office:value="10111100010">
            <text:p>10111100010</text:p>
          </table:table-cell>
          <table:table-cell table:style-name="ce1" office:value-type="float" office:value="114311">
            <text:p>114311</text:p>
          </table:table-cell>
          <table:table-cell table:style-name="ce5"/>
        </table:table-row>
        <table:table-row table:style-name="ro2">
          <table:table-cell table:style-name="ce1" office:value-type="float" office:value="241">
            <text:p>241</text:p>
          </table:table-cell>
          <table:table-cell table:style-name="ce2" office:value-type="string">
            <text:p><text:span text:style-name="T1">ñ</text:span></text:p>
          </table:table-cell>
          <table:table-cell table:style-name="ce1" office:value-type="float" office:value="10111100010">
            <text:p>10111100010</text:p>
          </table:table-cell>
          <table:table-cell table:style-name="ce2" office:value-type="float" office:value="114311">
            <text:p>114311</text:p>
          </table:table-cell>
          <table:table-cell table:style-name="ce5"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1" office:value-type="string">
            <text:p>Ê</text:p>
          </table:table-cell>
          <table:table-cell table:style-name="ce1" office:value-type="float" office:value="11110101000">
            <text:p>11110101000</text:p>
          </table:table-cell>
          <table:table-cell table:style-name="ce1" office:value-type="float" office:value="411113">
            <text:p>411113</text:p>
          </table:table-cell>
          <table:table-cell table:style-name="ce5"/>
        </table:table-row>
        <table:table-row table:style-name="ro2">
          <table:table-cell table:style-name="ce1" office:value-type="float" office:value="242">
            <text:p>242</text:p>
          </table:table-cell>
          <table:table-cell table:style-name="ce2" office:value-type="string">
            <text:p><text:span text:style-name="T1">ò</text:span></text:p>
          </table:table-cell>
          <table:table-cell table:style-name="ce1" office:value-type="float" office:value="11110101000">
            <text:p>11110101000</text:p>
          </table:table-cell>
          <table:table-cell table:style-name="ce2" office:value-type="float" office:value="411113">
            <text:p>411113</text:p>
          </table:table-cell>
          <table:table-cell table:style-name="ce5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office:value-type="string">
            <text:p>Ë</text:p>
          </table:table-cell>
          <table:table-cell table:style-name="ce1" office:value-type="float" office:value="11110100010">
            <text:p>11110100010</text:p>
          </table:table-cell>
          <table:table-cell table:style-name="ce1" office:value-type="float" office:value="411311">
            <text:p>411311</text:p>
          </table:table-cell>
          <table:table-cell table:style-name="ce5"/>
        </table:table-row>
        <table:table-row table:style-name="ro2">
          <table:table-cell table:style-name="ce1" office:value-type="float" office:value="243">
            <text:p>243</text:p>
          </table:table-cell>
          <table:table-cell table:style-name="ce2" office:value-type="string">
            <text:p><text:span text:style-name="T1">ó</text:span></text:p>
          </table:table-cell>
          <table:table-cell table:style-name="ce1" office:value-type="float" office:value="11110100010">
            <text:p>11110100010</text:p>
          </table:table-cell>
          <table:table-cell table:style-name="ce2" office:value-type="float" office:value="411311">
            <text:p>411311</text:p>
          </table:table-cell>
          <table:table-cell table:style-name="ce5"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office:value-type="string">
            <text:p>Ì</text:p>
          </table:table-cell>
          <table:table-cell table:style-name="ce1" office:value-type="float" office:value="10111011110">
            <text:p>10111011110</text:p>
          </table:table-cell>
          <table:table-cell table:style-name="ce1" office:value-type="float" office:value="113141">
            <text:p>113141</text:p>
          </table:table-cell>
          <table:table-cell table:style-name="ce5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<text:span text:style-name="T1">ô</text:span></text:p>
          </table:table-cell>
          <table:table-cell table:style-name="ce1" office:value-type="float" office:value="10111011110">
            <text:p>10111011110</text:p>
          </table:table-cell>
          <table:table-cell table:style-name="ce2" office:value-type="float" office:value="113141">
            <text:p>113141</text:p>
          </table:table-cell>
          <table:table-cell table:style-name="ce5"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office:value-type="string">
            <text:p>Í</text:p>
          </table:table-cell>
          <table:table-cell table:style-name="ce1" office:value-type="float" office:value="10111101110">
            <text:p>10111101110</text:p>
          </table:table-cell>
          <table:table-cell table:style-name="ce1" office:value-type="float" office:value="114131">
            <text:p>114131</text:p>
          </table:table-cell>
          <table:table-cell table:style-name="ce5"/>
        </table:table-row>
        <table:table-row table:style-name="ro2">
          <table:table-cell table:style-name="ce1" office:value-type="float" office:value="245">
            <text:p>245</text:p>
          </table:table-cell>
          <table:table-cell table:style-name="ce2" office:value-type="string">
            <text:p><text:span text:style-name="T1">õ</text:span></text:p>
          </table:table-cell>
          <table:table-cell table:style-name="ce1" office:value-type="float" office:value="10111101110">
            <text:p>10111101110</text:p>
          </table:table-cell>
          <table:table-cell table:style-name="ce2" office:value-type="float" office:value="114131">
            <text:p>114131</text:p>
          </table:table-cell>
          <table:table-cell table:style-name="ce5"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office:value-type="string">
            <text:p>Î</text:p>
          </table:table-cell>
          <table:table-cell table:style-name="ce1" office:value-type="float" office:value="11101011110">
            <text:p>11101011110</text:p>
          </table:table-cell>
          <table:table-cell table:style-name="ce1" office:value-type="float" office:value="311141">
            <text:p>311141</text:p>
          </table:table-cell>
          <table:table-cell table:style-name="ce5"/>
        </table:table-row>
        <table:table-row table:style-name="ro2">
          <table:table-cell table:style-name="ce1" office:value-type="float" office:value="246">
            <text:p>246</text:p>
          </table:table-cell>
          <table:table-cell table:style-name="ce2" office:value-type="string">
            <text:p><text:span text:style-name="T1">ö</text:span></text:p>
          </table:table-cell>
          <table:table-cell table:style-name="ce1" office:value-type="float" office:value="11101011110">
            <text:p>11101011110</text:p>
          </table:table-cell>
          <table:table-cell table:style-name="ce2" office:value-type="float" office:value="311141">
            <text:p>311141</text:p>
          </table:table-cell>
          <table:table-cell table:style-name="ce5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office:value-type="string">
            <text:p>Ï</text:p>
          </table:table-cell>
          <table:table-cell table:style-name="ce1" office:value-type="float" office:value="11110101110">
            <text:p>11110101110</text:p>
          </table:table-cell>
          <table:table-cell table:style-name="ce1" office:value-type="float" office:value="411131">
            <text:p>411131</text:p>
          </table:table-cell>
          <table:table-cell table:style-name="ce5"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2" office:value-type="string">
            <text:p>÷</text:p>
          </table:table-cell>
          <table:table-cell table:style-name="ce1" office:value-type="float" office:value="11110101110">
            <text:p>11110101110</text:p>
          </table:table-cell>
          <table:table-cell table:style-name="ce2" office:value-type="float" office:value="411131">
            <text:p>411131</text:p>
          </table:table-cell>
          <table:table-cell table:style-name="ce5"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office:value-type="string">
            <text:p>Ð</text:p>
          </table:table-cell>
          <table:table-cell table:style-name="ce1" office:value-type="float" office:value="11010000100">
            <text:p>11010000100</text:p>
          </table:table-cell>
          <table:table-cell table:style-name="ce1" office:value-type="float" office:value="211412">
            <text:p>211412</text:p>
          </table:table-cell>
          <table:table-cell table:style-name="ce5"/>
        </table:table-row>
        <table:table-row table:style-name="ro2">
          <table:table-cell table:style-name="ce1" office:value-type="float" office:value="248">
            <text:p>248</text:p>
          </table:table-cell>
          <table:table-cell table:style-name="ce2" office:value-type="string">
            <text:p><text:span text:style-name="T1">ø</text:span></text:p>
          </table:table-cell>
          <table:table-cell table:style-name="ce1" office:value-type="float" office:value="11010000100">
            <text:p>11010000100</text:p>
          </table:table-cell>
          <table:table-cell table:style-name="ce2" office:value-type="float" office:value="211412">
            <text:p>211412</text:p>
          </table:table-cell>
          <table:table-cell table:style-name="ce5"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office:value-type="string">
            <text:p>Ñ</text:p>
          </table:table-cell>
          <table:table-cell table:style-name="ce1" office:value-type="float" office:value="11010010000">
            <text:p>11010010000</text:p>
          </table:table-cell>
          <table:table-cell table:style-name="ce1" office:value-type="float" office:value="211214">
            <text:p>211214</text:p>
          </table:table-cell>
          <table:table-cell table:style-name="ce5"/>
        </table:table-row>
        <table:table-row table:style-name="ro2">
          <table:table-cell table:style-name="ce1" office:value-type="float" office:value="249">
            <text:p>249</text:p>
          </table:table-cell>
          <table:table-cell table:style-name="ce2" office:value-type="string">
            <text:p><text:span text:style-name="T1">ù</text:span></text:p>
          </table:table-cell>
          <table:table-cell table:style-name="ce1" office:value-type="float" office:value="11010010000">
            <text:p>11010010000</text:p>
          </table:table-cell>
          <table:table-cell table:style-name="ce2" office:value-type="float" office:value="211214">
            <text:p>211214</text:p>
          </table:table-cell>
          <table:table-cell table:style-name="ce5"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office:value-type="string">
            <text:p>Ò</text:p>
          </table:table-cell>
          <table:table-cell table:style-name="ce1" office:value-type="float" office:value="11010011100">
            <text:p>11010011100</text:p>
          </table:table-cell>
          <table:table-cell table:style-name="ce1" office:value-type="float" office:value="211232">
            <text:p>211232</text:p>
          </table:table-cell>
          <table:table-cell table:style-name="ce5"/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2" office:value-type="string">
            <text:p><text:span text:style-name="T1">ú</text:span></text:p>
          </table:table-cell>
          <table:table-cell table:style-name="ce1" office:value-type="float" office:value="11010011100">
            <text:p>11010011100</text:p>
          </table:table-cell>
          <table:table-cell table:style-name="ce1" office:value-type="float" office:value="211232">
            <text:p>211232</text:p>
          </table:table-cell>
          <table:table-cell table:style-name="ce5"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office:value-type="string">
            <text:p>Ó</text:p>
          </table:table-cell>
          <table:table-cell table:style-name="ce1" office:value-type="float" office:value="1100011101011">
            <text:p>1100011101011</text:p>
          </table:table-cell>
          <table:table-cell table:style-name="ce1" office:value-type="float" office:value="2331112">
            <text:p>2331112</text:p>
          </table:table-cell>
          <table:table-cell table:style-name="ce5"/>
        </table:table-row>
        <table:table-row table:style-name="ro2">
          <table:table-cell table:style-name="ce1" office:value-type="float" office:value="251">
            <text:p>251</text:p>
          </table:table-cell>
          <table:table-cell table:style-name="ce2" office:value-type="string">
            <text:p><text:span text:style-name="T1">û</text:span></text:p>
          </table:table-cell>
          <table:table-cell table:style-name="ce1" office:value-type="float" office:value="1100011101011">
            <text:p>1100011101011</text:p>
          </table:table-cell>
          <table:table-cell table:style-name="ce1" office:value-type="float" office:value="2331112">
            <text:p>2331112</text:p>
          </table:table-cell>
          <table:table-cell table:style-name="ce5"/>
        </table:table-row>
        <table:table-row table:style-name="ro1">
          <table:table-cell table:number-columns-repeated="2" table:style-name="ce1" office:value-type="string">
            <text:p>—</text:p>
          </table:table-cell>
          <table:table-cell table:style-name="ce1" office:value-type="float" office:value="11010111000">
            <text:p>11010111000</text:p>
          </table:table-cell>
          <table:table-cell table:style-name="ce1" office:value-type="float" office:value="211133">
            <text:p>211133</text:p>
          </table:table-cell>
          <table:table-cell table:style-name="ce5"/>
        </table:table-row>
        <table:table-row table:style-name="ro1" table:number-rows-repeated="2">
          <table:table-cell table:style-name="ce3" table:number-columns-repeated="4"/>
          <table:table-cell table:style-name="ce5"/>
        </table:table-row>
        <table:table-row table:style-name="ro1" table:number-rows-repeated="10484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x </meta:initial-creator>
    <meta:creation-date>2013-04-30T21:55:33</meta:creation-date>
    <dc:date>2013-04-30T22:08:17</dc:date>
    <dc:creator>pcx </dc:creator>
    <meta:editing-duration>P0D</meta:editing-duration>
    <meta:editing-cycles>1</meta:editing-cycles>
    <meta:document-statistic meta:table-count="1" meta:cell-count="488" meta:object-count="0"/>
    <meta:generator>LibreOffice/4.0.2.2$Linux_X86_64 LibreOffice_project/400m0$Build-2</meta:generator>
  </office:meta>
</office:document-meta>
</file>